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WrapperImpl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pointWrapperImpl.EndpointWrapperImpl( Endpoint endpoint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WrapperImpl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